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13332" calcext:value-type="float" table:number-columns-spanned="1" table:number-rows-spanned="2">
            <text:p>113332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1" table:formula="of:=([.M10]-[.H9])" office:value-type="float" office:value="113332" calcext:value-type="float" table:number-columns-spanned="1" table:number-rows-spanned="2">
            <text:p>113332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8]*[.S8])" office:value-type="float" office:value="1250" calcext:value-type="float">
            <text:p>125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2" calcext:value-type="float">
            <text:p>12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1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9]*[.S9])" office:value-type="float" office:value="9490" calcext:value-type="float">
            <text:p>9490</text:p>
          </table:table-cell>
        </table:table-row>
        <table:table-row table:style-name="ro1">
          <table:table-cell table:number-columns-repeated="12"/>
          <table:table-cell table:style-name="ce51" table:formula="of:=SUM([.U$1:.U$1048576])" office:value-type="float" office:value="113332" calcext:value-type="float" table:number-columns-spanned="2" table:number-rows-spanned="2">
            <text:p>11333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0]*[.S10])" office:value-type="float" office:value="9999" calcext:value-type="float">
            <text:p>99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1]*[.S11])" office:value-type="float" office:value="12999" calcext:value-type="float">
            <text:p>129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3]*[.S13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4]*[.C14])" office:value-type="float" office:value="1250" calcext:value-type="float">
            <text:p>125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4]*[.S14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5]*[.C15])" office:value-type="float" office:value="9490" calcext:value-type="float">
            <text:p>9490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5]*[.S15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999" calcext:value-type="float">
            <text:p>7999</text:p>
          </table:table-cell>
          <table:table-cell table:formula="of:=([.T16]*[.S16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7]*[.C17])" office:value-type="float" office:value="12999" calcext:value-type="float">
            <text:p>12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8]*[.S18])" office:value-type="float" office:value="20499" calcext:value-type="float">
            <text:p>20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9]*[.C19])" office:value-type="float" office:value="1550" calcext:value-type="float">
            <text:p>15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9]*[.S19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/>
          <table:table-cell table:style-name="Default"/>
          <table:table-cell table:style-name="ce9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1]*[.C21])" office:value-type="float" office:value="4999" calcext:value-type="float">
            <text:p>4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2]*[.C22])" office:value-type="float" office:value="7999" calcext:value-type="float">
            <text:p>7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24]*[.C24])" office:value-type="float" office:value="20499" calcext:value-type="float">
            <text:p>204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5]*[.C25])" office:value-type="float" office:value="9999" calcext:value-type="float">
            <text:p>9999</text:p>
          </table:table-cell>
          <table:table-cell table:number-columns-repeated="11"/>
          <table:table-cell table:style-name="ce32"/>
          <table:table-cell table:number-columns-repeated="2"/>
          <table:table-cell table:style-name="ce92"/>
          <table:table-cell/>
        </table:table-row>
        <table:table-row table:style-name="ro1" table:number-rows-repeated="12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1019"/>
        </table:table-row>
        <table:table-row table:style-name="ro1">
          <table:table-cell table:style-name="ce11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8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SAM A32 6/128 WHIT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7:36:53.654675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10T17:52:15.532619521</dc:date>
    <meta:editing-duration>PT1H56M49S</meta:editing-duration>
    <meta:editing-cycles>24</meta:editing-cycles>
    <meta:generator>LibreOffice/7.0.5.2$Linux_X86_64 LibreOffice_project/00$Build-2</meta:generator>
    <meta:document-statistic meta:table-count="2" meta:cell-count="198" meta:object-count="0"/>
  </office:meta>
</office:document-meta>
</file>